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2200000253BF31F0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2" style:family="paragraph">
      <style:paragraph-properties fo:line-height="150%" fo:text-align="center"/>
      <style:text-properties fo:color="#ffffff" style:font-name="Arial" fo:font-size="24pt" fo:text-shadow="1pt 1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indent="0cm" style:text-autospace="none"/>
      <style:text-properties fo:color="#ffffff" style:font-name="Arial" fo:font-size="28pt" fo:font-weight="normal" style:font-name-asian="Segoe UI" style:font-size-asian="28pt" style:font-weight-asian="normal" style:font-name-complex="Segoe UI" style:font-size-complex="28pt" style:font-weight-complex="normal"/>
    </style:style>
    <style:style style:name="P4" style:family="paragraph">
      <style:paragraph-properties fo:line-height="150%"/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P5" style:family="paragraph">
      <style:paragraph-properties fo:margin-left="0cm" fo:margin-right="0cm" fo:margin-top="0cm" fo:margin-bottom="0cm" fo:line-height="150%" fo:text-indent="0cm" style:text-autospace="none"/>
      <style:text-properties fo:color="#ffffff" style:font-name="Arial" fo:font-size="28pt" fo:text-shadow="1pt 1pt" fo:font-weight="normal" style:font-name-asian="Segoe UI" style:font-size-asian="28pt" style:font-weight-asian="normal" style:font-name-complex="Segoe UI" style:font-size-complex="28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line-height="150%" fo:text-indent="0.318cm" style:text-autospace="none"/>
      <style:text-properties fo:color="#ffffff" style:font-name="Arial" fo:font-size="28pt" fo:font-weight="normal" style:font-name-asian="Segoe UI" style:font-size-asian="28pt" style:font-weight-asian="normal" style:font-name-complex="Segoe UI" style:font-size-complex="28pt" style:font-weight-complex="normal"/>
    </style:style>
    <style:style style:name="T1" style:family="text">
      <style:text-properties fo:color="#ffffff" style:font-name="Arial" fo:font-size="24pt" fo:text-shadow="1pt 1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Arial" fo:font-size="24pt" fo:text-shadow="1pt 1pt" style:font-size-asian="24pt" style:font-size-complex="24pt"/>
    </style:style>
    <style:style style:name="T3" style:family="text">
      <style:text-properties fo:color="#ffffff" style:font-name="Arial" fo:font-size="16pt" fo:text-shadow="1pt 1pt" fo:font-weight="normal" style:font-name-asian="Segoe UI" style:font-size-asian="16pt" style:font-weight-asian="normal" style:font-name-complex="Segoe UI" style:font-size-complex="16pt" style:font-weight-complex="normal"/>
    </style:style>
    <style:style style:name="T4" style:family="text">
      <style:text-properties fo:color="#ffffff" style:font-name="Arial" fo:font-size="28pt" fo:text-shadow="1pt 1pt" fo:font-weight="normal" style:font-name-asian="Segoe UI" style:font-size-asian="28pt" style:font-weight-asian="normal" style:font-name-complex="Segoe UI" style:font-size-complex="28pt" style:font-weight-complex="normal"/>
    </style:style>
    <style:style style:name="T5" style:family="text"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642cm" svg:x="1.778cm" svg:y="1.016cm">
          <draw:text-box>
            <text:p text:style-name="P1"><text:span text:style-name="T1">Old Testament Reading</text:span></text:p>
            <text:p text:style-name="P1"><text:span text:style-name="T2">Ezekiel 18:1–4, 25–32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24.892cm" svg:height="6.283cm" svg:x="1.778cm" svg:y="1.016cm">
          <draw:text-box>
            <text:p text:style-name="P3"><text:span text:style-name="T3">1</text:span><text:span text:style-name="T4"> </text:span><text:span text:style-name="T5">The word of the L</text:span><text:span text:style-name="T4">ORD</text:span><text:span text:style-name="T5"> came to me: </text:span><text:span text:style-name="T3">2</text:span><text:span text:style-name="T4"> </text:span><text:span text:style-name="T5">“What do you mean by repeating this proverb concerning the land of Israel, ‘The fathers have eaten sour grapes, and the children’s teeth are set on edge’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892cm" svg:height="6.283cm" svg:x="1.778cm" svg:y="1.016cm">
          <draw:text-box>
            <text:p text:style-name="P3"><text:span text:style-name="T3">3</text:span><text:span text:style-name="T4"> </text:span><text:span text:style-name="T5">As I live, declares the Lord G</text:span><text:span text:style-name="T4">OD</text:span><text:span text:style-name="T5">, this proverb shall no more be used by you in Israel. </text:span><text:span text:style-name="T3">4</text:span><text:span text:style-name="T4"> </text:span><text:span text:style-name="T5">Behold, all souls are mine; the soul of the father as well as the soul of the son is mine: the soul who sins shall di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5.4cm" svg:height="8.636cm" svg:x="1.27cm" svg:y="1.016cm">
          <draw:text-box>
            <text:p text:style-name="P3"><text:span text:style-name="T3">25</text:span><text:span text:style-name="T4"> </text:span><text:span text:style-name="T5">“Yet you say, ‘The way of the Lord is not just.’ Hear now, O house of Israel: Is my way not just? Is it not your ways that are not just? </text:span><text:span text:style-name="T3">26</text:span><text:span text:style-name="T4"> </text:span><text:span text:style-name="T5">When a righteous person turns away from his righteousness and does injustice, he shall die for it; for the injustice that he has done he shall di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5.4cm" svg:height="8.382cm" svg:x="1.27cm" svg:y="1.016cm">
          <draw:text-box>
            <text:p text:style-name="P3"><text:span text:style-name="T3">27</text:span><text:span text:style-name="T4"> </text:span><text:span text:style-name="T5">Again, when a wicked person turns away from the wickedness he has committed and does what is just and right, he shall save his life. </text:span><text:span text:style-name="T3">28</text:span><text:span text:style-name="T4"> </text:span><text:span text:style-name="T5">Because he considered and turned away from all the transgressions that he had committed, he shall surely live; he shall not di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5.4cm" svg:height="14.512cm" svg:x="1.27cm" svg:y="1.016cm">
          <draw:text-box>
            <text:p text:style-name="P3"><text:span text:style-name="T3">29</text:span><text:span text:style-name="T4"> </text:span><text:span text:style-name="T5">Yet the house of Israel says, ‘The way of the Lord is not just.’ O house of Israel, are my ways not just? Is it not your ways that are not just?</text:span></text:p>
            <text:p text:style-name="P7"><text:span text:style-name="T3">30</text:span><text:span text:style-name="T4"> </text:span><text:span text:style-name="T5">“Therefore I will judge you, O house of Israel, every one according to his ways, declares the Lord G</text:span><text:span text:style-name="T4">OD</text:span><text:span text:style-name="T5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5" draw:layer="layout" svg:width="24.638cm" svg:height="7.366cm" svg:x="2.032cm" svg:y="1.016cm">
          <draw:text-box>
            <text:p text:style-name="P3"><text:span text:style-name="T5">Repent and turn from all your transgressions, lest iniquity be your ruin. </text:span><text:span text:style-name="T3">31</text:span><text:span text:style-name="T4"> </text:span><text:span text:style-name="T5">Cast away from you all the transgressions that you have committed, and make yourselves a new heart and a new spiri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5" draw:layer="layout" svg:width="24.638cm" svg:height="6.283cm" svg:x="2.032cm" svg:y="1.016cm">
          <draw:text-box>
            <text:p text:style-name="P3"><text:span text:style-name="T5">Why will you die, O house of Israel? </text:span><text:span text:style-name="T3">32</text:span><text:span text:style-name="T4"> </text:span><text:span text:style-name="T5">For I have no pleasure in the death of anyone, declares the Lord G</text:span><text:span text:style-name="T4">OD</text:span><text:span text:style-name="T5">; so turn, and live.”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BF31F0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7T14:27:58.335000000</meta:creation-date>
    <dc:date>2014-09-27T14:40:43.213000000</dc:date>
    <dc:creator>Arthur Hoch</dc:creator>
    <meta:editing-duration>PT2M22S</meta:editing-duration>
    <meta:editing-cycles>1</meta:editing-cycles>
    <meta:document-statistic meta:object-count="45"/>
    <meta:generator>LibreOffice/4.3.1.2$Windows_x86 LibreOffice_project/958349dc3b25111dbca392fbc281a05559ef6848</meta:generator>
  </office:meta>
</office:document-meta>
</file>